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4ea2" officeooo:paragraph-rsid="00084ea2" style:font-weight-asian="bold" style:font-weight-complex="bold"/>
    </style:style>
    <style:style style:name="P2" style:family="paragraph" style:parent-style-name="Standard">
      <style:text-properties fo:font-weight="bold" officeooo:rsid="00085ac4" officeooo:paragraph-rsid="00085ac4" style:font-weight-asian="bold" style:font-weight-complex="bold"/>
    </style:style>
    <style:style style:name="P3" style:family="paragraph" style:parent-style-name="Standard" style:list-style-name="L1">
      <style:text-properties fo:font-weight="bold" officeooo:rsid="00085ac4" officeooo:paragraph-rsid="00085ac4" style:font-weight-asian="bold" style:font-weight-complex="bold"/>
    </style:style>
    <style:style style:name="P4" style:family="paragraph" style:parent-style-name="Standard" style:list-style-name="L2">
      <style:text-properties fo:font-weight="bold" officeooo:rsid="00085ac4" officeooo:paragraph-rsid="00085ac4" style:font-weight-asian="bold" style:font-weight-complex="bold"/>
    </style:style>
    <style:style style:name="P5" style:family="paragraph" style:parent-style-name="Standard">
      <style:text-properties fo:font-weight="normal" officeooo:rsid="00085ac4" officeooo:paragraph-rsid="00085ac4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85ac4" officeooo:paragraph-rsid="00085ac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RAS DE VERIFICAÇÃO E ANÁLISE DE REQUISITOS</text:p>
      <text:p text:style-name="P1"/>
      <text:p text:style-name="P1">EQUIPE: <text:span text:style-name="T1">Adriano Oliveira Silva, Diego Marques Andrade</text:span></text:p>
      <text:p text:style-name="P1"><text:span text:style-name="T1"/></text:p>
      <text:p text:style-name="P5">Características obedecidas para descrição dos requisitos:</text:p>
      <text:p text:style-name="P1"><text:span text:style-name="T1"/></text:p>
      <text:list xml:id="list2054049481" text:style-name="L1">
        <text:list-item>
          <text:p text:style-name="P6">Frases grandes não serão utilizadas para descrever os requisitos;</text:p>
        </text:list-item>
        <text:list-item>
          <text:p text:style-name="P3"><text:span text:style-name="T1">Os requisitos de usuário serão transformados em requisitos de software;</text:span></text:p>
        </text:list-item>
        <text:list-item>
          <text:p text:style-name="P3"><text:span text:style-name="T1">Apenas um requisito será definido por vez;</text:span></text:p>
        </text:list-item>
      </text:list>
      <text:p text:style-name="P2"><text:span text:style-name="T1"/></text:p>
      <text:p text:style-name="P2"><text:span text:style-name="T1">Regras de especificação dos requisitos:</text:span></text:p>
      <text:p text:style-name="P2"><text:span text:style-name="T1"/></text:p>
      <text:list xml:id="list1378695916" text:style-name="L2">
        <text:list-item>
          <text:p text:style-name="P4"><text:span text:style-name="T1">Os requisitos poderão ser verificáveis, com um processo finito e exequível;</text:span></text:p>
        </text:list-item>
        <text:list-item>
          <text:p text:style-name="P4"><text:span text:style-name="T1">Os requisitos poderão ser modificáveis;</text:span></text:p>
        </text:list-item>
        <text:list-item>
          <text:p text:style-name="P4"><text:span text:style-name="T1">Os requisitos devem satisfazer as necessidades dos usuários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9T15:09:32.864000000</meta:creation-date>
    <dc:date>2020-06-29T15:31:47.872000000</dc:date>
    <meta:editing-duration>PT1M2S</meta:editing-duration>
    <meta:editing-cycles>3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10" meta:word-count="81" meta:character-count="555" meta:non-whitespace-character-count="490"/>
  </office:meta>
</office:document-meta>
</file>